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200%" fo:text-align="justify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size="24pt" style:font-size-asian="24pt" style:language-asian="en" style:country-asian="US" style:font-size-complex="24pt"/>
    </style:style>
    <style:style style:name="P16" style:family="paragraph" style:parent-style-name="Standard" style:master-page-name="First_20_Page">
      <style:paragraph-properties fo:line-height="200%" fo:text-align="center" style:justify-single-word="false" style:page-number="auto"/>
    </style:style>
    <style:style style:name="P17" style:family="paragraph" style:parent-style-name="Standard">
      <style:paragraph-properties fo:margin-left="0cm" fo:margin-right="-0.254cm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line-height="200%" fo:break-before="page"/>
    </style:style>
    <style:style style:name="P19" style:family="paragraph" style:parent-style-name="Standard">
      <style:paragraph-properties fo:line-height="200%" fo:text-align="center" style:justify-single-word="false" fo:break-before="page"/>
    </style:style>
    <style:style style:name="P20" style:family="paragraph" style:parent-style-name="Standard">
      <style:paragraph-properties fo:line-height="200%" fo:text-align="justify" style:justify-single-word="false" fo:break-before="page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margin-top="0cm" fo:margin-bottom="0.212cm" fo:text-align="center" style:justify-single-word="false"/>
    </style:style>
    <style:style style:name="P23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cm" fo:margin-bottom="0.212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top="0cm" fo:margin-bottom="1.058cm" fo:text-align="center" style:justify-single-word="false"/>
    </style:style>
    <style:style style:name="P27" style:family="paragraph" style:parent-style-name="Standard">
      <style:paragraph-properties fo:margin-top="0cm" fo:margin-bottom="1.058cm" fo:line-height="150%" fo:text-align="center" style:justify-single-word="false"/>
    </style:style>
    <style:style style:name="P28" style:family="paragraph" style:parent-style-name="Standard">
      <style:paragraph-properties fo:margin-left="0cm" fo:margin-right="0cm" fo:line-height="200%" fo:text-indent="1.251cm" style:auto-text-indent="false"/>
    </style:style>
    <style:style style:name="P29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2cm" style:auto-text-indent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32" style:family="paragraph" style:parent-style-name="Standard">
      <style:paragraph-properties fo:margin-left="0cm" fo:margin-right="0cm" fo:line-height="150%" fo:text-align="end" style:justify-single-word="false" fo:text-indent="2cm" style:auto-text-indent="false"/>
    </style:style>
    <style:style style:name="P33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34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35" style:family="paragraph" style:parent-style-name="Standard">
      <style:paragraph-properties fo:margin-left="0cm" fo:margin-right="0cm" fo:margin-top="0cm" fo:margin-bottom="0.423cm" fo:line-height="200%" fo:text-align="justify" style:justify-single-word="false" fo:text-indent="2.501cm" style:auto-text-indent="false"/>
    </style:style>
    <style:style style:name="P36" style:family="paragraph" style:parent-style-name="Heading_20_2">
      <style:paragraph-properties fo:line-height="200%"/>
    </style:style>
    <style:style style:name="P37" style:family="paragraph" style:parent-style-name="Heading_20_2">
      <style:paragraph-properties fo:margin-top="1.058cm" fo:margin-bottom="0cm" fo:line-height="200%" fo:text-align="justify" style:justify-single-word="false"/>
    </style:style>
    <style:style style:name="P38" style:family="paragraph" style:parent-style-name="Heading_20_2">
      <style:paragraph-properties fo:margin-top="1.058cm" fo:margin-bottom="0.423cm"/>
    </style:style>
    <style:style style:name="P39" style:family="paragraph" style:parent-style-name="Heading_20_2">
      <style:paragraph-properties fo:margin-top="0.423cm" fo:margin-bottom="0cm" fo:line-height="200%" fo:text-align="justify" style:justify-single-word="false"/>
    </style:style>
    <style:style style:name="P40" style:family="paragraph" style:parent-style-name="Heading_20_2">
      <style:paragraph-properties fo:margin-top="0cm" fo:margin-bottom="0cm" fo:line-height="200%"/>
    </style:style>
    <style:style style:name="P41" style:family="paragraph" style:parent-style-name="Heading_20_2">
      <style:paragraph-properties fo:margin-top="0cm" fo:margin-bottom="0cm" fo:line-height="200%" fo:text-align="justify" style:justify-single-word="false"/>
    </style:style>
    <style:style style:name="P42" style:family="paragraph" style:parent-style-name="Heading_20_1">
      <style:paragraph-properties fo:margin-top="1.27cm" fo:margin-bottom="0.423cm" fo:line-height="200%" fo:text-align="justify" style:justify-single-word="false"/>
    </style:style>
    <style:style style:name="P43" style:family="paragraph" style:parent-style-name="Heading_20_1">
      <style:paragraph-properties fo:margin-top="1.058cm" fo:margin-bottom="0cm" fo:line-height="200%" fo:text-align="justify" style:justify-single-word="false"/>
    </style:style>
    <style:style style:name="P44" style:family="paragraph" style:parent-style-name="Heading_20_1">
      <style:paragraph-properties fo:margin-top="1.058cm" fo:margin-bottom="0.212cm" fo:line-height="200%"/>
    </style:style>
    <style:style style:name="P45" style:family="paragraph" style:parent-style-name="Heading_20_1">
      <style:paragraph-properties fo:margin-top="1.058cm" fo:margin-bottom="0.212cm" fo:line-height="200%" fo:text-align="justify" style:justify-single-word="false"/>
    </style:style>
    <style:style style:name="P46" style:family="paragraph" style:parent-style-name="Heading_20_1">
      <style:paragraph-properties fo:margin-top="1.482cm" fo:margin-bottom="1.058cm" fo:line-height="200%" fo:text-align="center" style:justify-single-word="false"/>
    </style:style>
    <style:style style:name="P47" style:family="paragraph" style:parent-style-name="Heading_20_1">
      <style:paragraph-properties fo:text-align="center" style:justify-single-word="false" fo:break-before="page"/>
    </style:style>
    <style:style style:name="P48" style:family="paragraph" style:parent-style-name="Heading_20_3">
      <style:paragraph-properties fo:margin-left="0cm" fo:margin-right="0cm" fo:line-height="200%" fo:text-indent="0.501cm" style:auto-text-indent="false"/>
    </style:style>
    <style:style style:name="P49" style:family="paragraph" style:parent-style-name="Heading_20_3">
      <style:paragraph-properties fo:margin-left="0cm" fo:margin-right="0cm" fo:margin-top="0cm" fo:margin-bottom="0.423cm" fo:text-indent="0.501cm" style:auto-text-indent="false"/>
    </style:style>
    <style:style style:name="P50" style:family="paragraph" style:parent-style-name="Heading_20_3">
      <style:paragraph-properties fo:margin-left="0cm" fo:margin-right="0cm" fo:margin-top="1.058cm" fo:margin-bottom="0cm" fo:text-indent="0.501cm" style:auto-text-indent="false"/>
    </style:style>
    <style:style style:name="P51" style:family="paragraph" style:parent-style-name="Heading_20_3">
      <style:paragraph-properties fo:margin-left="0cm" fo:margin-right="0cm" fo:margin-top="1.058cm" fo:margin-bottom="0.423cm" fo:text-indent="0.501cm" style:auto-text-indent="false"/>
    </style:style>
    <style:style style:name="P52" style:family="paragraph" style:parent-style-name="Heading_20_3">
      <style:paragraph-properties fo:margin-left="0cm" fo:margin-right="0cm" fo:margin-top="0.353cm" fo:margin-bottom="0.423cm" fo:text-indent="1.251cm" style:auto-text-indent="false"/>
    </style:style>
    <style:style style:name="P53" style:family="paragraph" style:parent-style-name="Heading_20_3">
      <style:paragraph-properties fo:margin-left="0cm" fo:margin-right="0cm" fo:margin-top="1.058cm" fo:margin-bottom="0.423cm" fo:text-indent="1.251cm" style:auto-text-indent="false"/>
    </style:style>
    <style:style style:name="P54" style:family="paragraph" style:parent-style-name="Footer">
      <style:paragraph-properties fo:text-align="center" style:justify-single-word="false"/>
    </style:style>
    <style:style style:name="P55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text-align="center" style:justify-single-word="false"/>
    </style:style>
    <style:style style:name="P57" style:family="paragraph" style:parent-style-name="Body_20_Text_20_2">
      <style:paragraph-properties fo:margin-top="0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style:font-size-asian="12pt" style:font-size-complex="12pt"/>
    </style:style>
    <style:style style:name="P58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59" style:family="paragraph" style:parent-style-name="Body_20_Text_20_2">
      <style:paragraph-properties fo:margin-top="2.328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style:font-size-asian="12pt" style:font-size-complex="12pt"/>
    </style:style>
    <style:style style:name="P60" style:family="paragraph" style:parent-style-name="Body_20_Text_20_2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61" style:family="paragraph" style:parent-style-name="Body_20_Text_20_2">
      <style:paragraph-properties fo:margin-top="1.482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62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text-transform="uppercase" fo:font-size="20pt" fo:font-weight="bold" style:font-size-asian="20pt" style:font-weight-asian="bold" style:font-size-complex="20pt"/>
    </style:style>
    <style:style style:name="T5" style:family="text">
      <style:text-properties fo:text-transform="uppercase" style:font-name="Times New Roman" fo:font-size="20pt" style:font-size-asian="20pt" style:font-size-complex="2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style:font-name="Times New Roman" fo:font-size="20pt" style:font-size-asian="20pt" style:font-size-complex="20pt"/>
    </style:style>
    <style:style style:name="T9" style:family="text">
      <style:text-properties fo:color="#000000" style:font-name="Times New Roman" fo:font-size="20pt" fo:font-weight="normal" style:font-size-asian="20pt" style:font-weight-asian="normal" style:font-size-complex="20pt"/>
    </style:style>
    <style:style style:name="T10" style:family="text">
      <style:text-properties fo:color="#000000" style:font-name="Times New Roman" fo:font-size="12pt" style:font-size-asian="12pt" style:font-size-complex="12pt"/>
    </style:style>
    <style:style style:name="T11" style:family="text"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style:font-name="Times New Roman" fo:font-size="24pt" fo:font-weight="bold" style:font-size-asian="24pt" style:font-weight-asian="bold" style:font-size-complex="24pt"/>
    </style:style>
    <style:style style:name="T13" style:family="text">
      <style:text-properties style:font-name="Times New Roman" fo:font-size="20pt" style:font-size-asian="20pt" style:font-size-complex="20pt"/>
    </style:style>
    <style:style style:name="T14" style:family="text">
      <style:text-properties text:display="none"/>
    </style:style>
    <style:style style:name="T15" style:family="text">
      <style:text-properties style:font-name="Calibri" fo:font-size="11pt" style:font-size-asian="11pt" style:font-size-complex="11pt"/>
    </style:style>
    <style:style style:name="T16" style:family="text"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font-variant="small-caps" fo:color="#000000" style:font-name="Times New Roman"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FACULDADES INTEGRADAS SIMONSEN</text:span></text:p>
      <text:p text:style-name="P6"><text:span text:style-name="T2">Autor 01</text:span></text:p>
      <text:p text:style-name="P6"><text:span text:style-name="T2">Autor 02</text:span></text:p>
      <text:p text:style-name="P6"><text:span text:style-name="T2">Autor 03</text:span></text:p>
      <text:p text:style-name="P6"><text:span text:style-name="T2">Autor 04</text:span></text:p>
      <text:p text:style-name="P3"/>
      <text:p text:style-name="P3"/>
      <text:p text:style-name="P3"/>
      <text:p text:style-name="P3"/>
      <text:p text:style-name="P3"/>
      <text:p text:style-name="P6"><text:span text:style-name="T2">Projeto:</text:span></text:p>
      <text:p text:style-name="P6"><text:span text:style-name="T4">Coloque aqui o título de seu projeto</text:span></text:p>
      <text:p text:style-name="Footer"/>
      <text:p text:style-name="P9"/>
      <text:p text:style-name="P9"/>
      <text:p text:style-name="P9"/>
      <text:p text:style-name="P9"/>
      <text:p text:style-name="P9"/>
      <text:p text:style-name="P8"/>
      <text:p text:style-name="P9"/>
      <text:p text:style-name="P17"><text:span text:style-name="T6">Projeto apresentado à disciplina Projeto Final, supervisionado pelo professor xxxx xxxx xxxxxxxx, Curso de Tecnologia em Análise e Desenvolvimento de Sistemas, sendo requisito parcial para a conclusão do curso.</text:span></text:p>
      <text:p text:style-name="P12"><text:soft-page-break/></text:p>
      <text:p text:style-name="P6"><text:span text:style-name="T3">Orientador: xxxxx xxxx xxxxxxx</text:span></text:p>
      <text:p text:style-name="P12"/>
      <text:p text:style-name="P6"><text:span text:style-name="T3">Rio de Janeiro</text:span></text:p>
      <text:p text:style-name="P1"><text:date style:data-style-name="N30" text:date-value="2011-10-28T21:13:41">28/10/11</text:date></text:p>
      <text:p text:style-name="P19"><text:span text:style-name="T1">FACULDADES INTEGRADAS SIMONSEN</text:span></text:p>
      <text:p text:style-name="P6"><text:span text:style-name="T2">Autor 01</text:span></text:p>
      <text:p text:style-name="P6"><text:span text:style-name="T2">Autor 02</text:span></text:p>
      <text:p text:style-name="P6"><text:span text:style-name="T2">Autor 03</text:span></text:p>
      <text:p text:style-name="P6"><text:span text:style-name="T2">Autor 04</text:span></text:p>
      <text:p text:style-name="P3"/>
      <text:p text:style-name="P3"/>
      <text:p text:style-name="P3"/>
      <text:p text:style-name="P3"/>
      <text:p text:style-name="P3"/>
      <text:p text:style-name="P6"><text:span text:style-name="T2">Projeto:</text:span></text:p>
      <text:p text:style-name="P6"><text:span text:style-name="T4">Coloque aqui o título de seu projeto</text:span></text:p>
      <text:p text:style-name="P54"/>
      <text:p text:style-name="P8"/>
      <text:p text:style-name="P6"><text:span text:style-name="T1">Banca Examinadora:</text:span></text:p>
      <text:p text:style-name="P7"/>
      <text:p text:style-name="P1"><text:span text:style-name="T3">______________________________________</text:span></text:p>
      <text:p text:style-name="P1"><text:span text:style-name="T3">Presidente da Banca</text:span></text:p>
      <text:p text:style-name="P13"/>
      <text:p text:style-name="P1"><text:span text:style-name="T3">______________________________________</text:span></text:p>
      <text:p text:style-name="P1"><text:span text:style-name="T3">Membro da Banca</text:span></text:p>
      <text:p text:style-name="P11"/>
      <text:p text:style-name="P1"><text:span text:style-name="T3">______________________________________</text:span></text:p>
      <text:p text:style-name="P1"><text:span text:style-name="T3">Membro da Banca</text:span></text:p>
      <text:p text:style-name="P13"/>
      <text:p text:style-name="P1"><text:span text:style-name="T3">______________________________________</text:span></text:p>
      <text:p text:style-name="P6"><text:span text:style-name="T3">Professor(a) Orientador(a)</text:span></text:p>
      <text:p text:style-name="P3"><text:span text:style-name="T1">FACULDADES INTEGRADAS SIMONSEN</text:span></text:p>
      <text:p text:style-name="P6"><text:soft-page-break/><text:span text:style-name="T2">Autor 01</text:span></text:p>
      <text:p text:style-name="P6"><text:span text:style-name="T2">Autor 02</text:span></text:p>
      <text:p text:style-name="P6"><text:span text:style-name="T2">Autor 03</text:span></text:p>
      <text:p text:style-name="P6"><text:span text:style-name="T2">Autor 04</text:span></text:p>
      <text:p text:style-name="P3"/>
      <text:p text:style-name="P3"/>
      <text:p text:style-name="P3"/>
      <text:p text:style-name="P3"/>
      <text:p text:style-name="P6"><text:span text:style-name="T2">Projeto:</text:span></text:p>
      <text:p text:style-name="P6"><text:span text:style-name="T4">Coloque aqui o título de seu projeto</text:span></text:p>
      <text:p text:style-name="P54"/>
      <text:p text:style-name="P8"/>
      <text:p text:style-name="P6"><text:span text:style-name="T1">Assinatura dos Componentes:</text:span></text:p>
      <text:p text:style-name="P7"/>
      <text:p text:style-name="P1"><text:span text:style-name="T3">______________________________________</text:span></text:p>
      <text:p text:style-name="P1"><text:span text:style-name="T3">Autor 01</text:span></text:p>
      <text:p text:style-name="P13"/>
      <text:p text:style-name="P1"><text:span text:style-name="T3">______________________________________</text:span></text:p>
      <text:p text:style-name="P1"><text:span text:style-name="T3">Autor 02</text:span></text:p>
      <text:p text:style-name="P11"/>
      <text:p text:style-name="P1"><text:span text:style-name="T3">______________________________________</text:span></text:p>
      <text:p text:style-name="P1"><text:span text:style-name="T3">Autor 03</text:span></text:p>
      <text:p text:style-name="P13"/>
      <text:p text:style-name="P1"><text:span text:style-name="T3">______________________________________</text:span></text:p>
      <text:p text:style-name="P1"><text:span text:style-name="T3">Autor 04</text:span><text:bookmark text:name="_GoBack"/></text:p>
      <text:p text:style-name="P21"/>
      <text:p text:style-name="P26"><text:span text:style-name="T1">DEDICATÓRIA</text:span></text:p>
      <text:p text:style-name="P28">Faça aqui a sua dedicatória.</text:p>
      <text:p text:style-name="P11"><text:soft-page-break/></text:p>
      <text:p text:style-name="P11"/>
      <text:p text:style-name="P6">Esta folha é opcional, caso queira pode deletá-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23"/>
      <text:p text:style-name="P27"><text:span text:style-name="T1">AGRADECIMENTOS</text:span></text:p>
      <text:p text:style-name="P29">Faça nesta seção seus agradecimentos.</text:p>
      <text:p text:style-name="P11"><text:soft-page-break/></text:p>
      <text:p text:style-name="P11"/>
      <text:p text:style-name="P30">Esta folha é opcional, caso queira pode deletá-la.</text:p>
      <text:p text:style-name="P11"/>
      <text:p text:style-name="P25"/>
      <text:p text:style-name="P21"/>
      <text:p text:style-name="P22"><text:span text:style-name="T1">EPÍGRAFE</text:span></text:p>
      <text:p text:style-name="P24"/>
      <text:p text:style-name="P5"/>
      <text:p text:style-name="P31">"Insira neste campo a frase 1"</text:p>
      <text:p text:style-name="P32"><text:span text:style-name="T7">Insira aqui o nome do autor</text:span></text:p>
      <text:p text:style-name="P31"/>
      <text:p text:style-name="P31">"Insira neste campo a frase 2"</text:p>
      <text:p text:style-name="P32"><text:span text:style-name="T7">Insira aqui o nome do autor</text:span></text:p>
      <text:p text:style-name="P33"/>
      <text:p text:style-name="P33"/>
      <text:p text:style-name="P33"/>
      <text:p text:style-name="P30">Esta folha é opcional, caso queira pode deletá-la.</text:p>
      <text:p text:style-name="P14"/>
      <text:p text:style-name="P25"/>
      <text:p text:style-name="P21"/>
      <text:p text:style-name="P3"><text:span text:style-name="T1">RESUMO</text:span></text:p>
      <text:p text:style-name="P28"/>
      <text:p text:style-name="P29">Faça nesta seção um resumo ou sinopse. Representa a apresentação concisa dos pontos relevantes do texto monográfico. Deve ser redigido com frases claras com o uso da terceira pessoa do singular e do verbo na voz ativa. Deve ter uma extensão máxima de 500 palavras (NBR 6028/87 da ABNT).</text:p>
      <text:p text:style-name="P28"/>
      <text:p text:style-name="P28"/>
      <text:p text:style-name="P28"/>
      <text:p text:style-name="P28"/>
      <text:p text:style-name="P28"/>
      <text:p text:style-name="Standard"/>
      <text:p text:style-name="P20"/>
      <text:p text:style-name="P10"/>
      <text:p text:style-name="P56"><text:span text:style-name="T8">SUMÁRIO</text:span></text:p>
      <text:p text:style-name="P15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784_622418829">I. introdução<text:tab/>11</text:a></text:p>
          <text:p text:style-name="P62"><text:a xlink:type="simple" xlink:href="#__RefHeading__786_622418829">1.1 Descrição do Tema<text:tab/>11</text:a></text:p>
          <text:p text:style-name="P62"><text:a xlink:type="simple" xlink:href="#__RefHeading__788_622418829">1.2 Justificativas<text:tab/>11</text:a></text:p>
          <text:p text:style-name="P62"><text:a xlink:type="simple" xlink:href="#__RefHeading__790_622418829">1.3 Objetivos Gerais do Projeto<text:tab/>11</text:a></text:p>
          <text:p text:style-name="P62"><text:a xlink:type="simple" xlink:href="#__RefHeading__792_622418829">1.4 Análise do Ambiente Organizacional<text:tab/>12</text:a></text:p>
          <text:p text:style-name="P62"><text:a xlink:type="simple" xlink:href="#__RefHeading__794_622418829">1.5 Levantamento do Sistema<text:tab/>12</text:a></text:p>
          <text:p text:style-name="P63"><text:a xlink:type="simple" xlink:href="#__RefHeading__796_622418829">1.5.1. Descrição do Mini-Mundo do Sistema<text:tab/>12</text:a></text:p>
          <text:p text:style-name="P63"><text:a xlink:type="simple" xlink:href="#__RefHeading__798_622418829">1.5.2. Processos de Negócio da Empresa<text:tab/>12</text:a></text:p>
          <text:p text:style-name="P63"><text:a xlink:type="simple" xlink:href="#__RefHeading__800_622418829">1.5.3. Requisitos do Sistema<text:tab/>12</text:a></text:p>
          <text:p text:style-name="P63"><text:a xlink:type="simple" xlink:href="#__RefHeading__802_622418829">1.5.3.1. Requisitos Funcionais<text:tab/>12</text:a></text:p>
          <text:p text:style-name="P63"><text:a xlink:type="simple" xlink:href="#__RefHeading__804_622418829">1.5.3.2. Requisitos Não-Funcionais<text:tab/>13</text:a></text:p>
          <text:p text:style-name="P63"><text:a xlink:type="simple" xlink:href="#__RefHeading__806_622418829">1.5.4. Descrições das Regras de Negócio<text:tab/>13</text:a></text:p>
          <text:p text:style-name="P62"><text:a xlink:type="simple" xlink:href="#__RefHeading__808_622418829">1.6. Metodologia de Desenvolvimento<text:tab/>13</text:a></text:p>
          <text:p text:style-name="P62"><text:a xlink:type="simple" xlink:href="#__RefHeading__810_622418829">1.7. Cronograma de Confecção<text:tab/>13</text:a></text:p>
          <text:p text:style-name="P62"><text:a xlink:type="simple" xlink:href="#__RefHeading__812_622418829">1.8. Orçamento do Trabalho<text:tab/>13</text:a></text:p>
          <text:p text:style-name="P55"><text:a xlink:type="simple" xlink:href="#__RefHeading__814_622418829">ii. Modelos de casos de Uso<text:tab/>15</text:a></text:p>
          <text:p text:style-name="P62"><text:a xlink:type="simple" xlink:href="#__RefHeading__816_622418829">2.1 Diagramas de Caso de Uso<text:tab/>15</text:a></text:p>
          <text:p text:style-name="P62"><text:a xlink:type="simple" xlink:href="#__RefHeading__818_622418829">2.2 Descrições Textuais dos Atores<text:tab/>15</text:a></text:p>
          <text:p text:style-name="P62"><text:a xlink:type="simple" xlink:href="#__RefHeading__820_622418829">2.3 Descrições Textuais dos Casos de Uso<text:tab/>16</text:a></text:p>
          <text:p text:style-name="P55"><text:a xlink:type="simple" xlink:href="#__RefHeading__822_622418829">iii. Modelos de classes<text:tab/>17</text:a></text:p>
          <text:p text:style-name="P62"><text:a xlink:type="simple" xlink:href="#__RefHeading__824_622418829">3.1 Diagramas de Classes<text:tab/>17</text:a></text:p>
          <text:p text:style-name="P62"><text:a xlink:type="simple" xlink:href="#__RefHeading__826_622418829">3.2 Dicionários de Classes<text:tab/>17</text:a></text:p>
          <text:p text:style-name="P55"><text:a xlink:type="simple" xlink:href="#__RefHeading__828_622418829">iv. Modelos de interações<text:tab/>20</text:a></text:p>
          <text:p text:style-name="P55"><text:a xlink:type="simple" xlink:href="#__RefHeading__830_622418829">v. modelos de transição de estados<text:tab/>23</text:a></text:p>
          <text:p text:style-name="P55"><text:a xlink:type="simple" xlink:href="#__RefHeading__832_622418829">Vi. projeto de banco de dados<text:tab/>26</text:a></text:p>
          <text:p text:style-name="P62"><text:a xlink:type="simple" xlink:href="#__RefHeading__834_622418829">6.1. Projeto Lógico de Banco de Dados<text:tab/>26</text:a></text:p>
          <text:p text:style-name="P62"><text:a xlink:type="simple" xlink:href="#__RefHeading__836_622418829">6.2. Projeto Físico de Banco de Dados<text:tab/>26</text:a></text:p>
          <text:p text:style-name="P63"><text:a xlink:type="simple" xlink:href="#__RefHeading__838_622418829">6.2.1. Tipificação dos Atributos<text:tab/>26</text:a></text:p>
          <text:p text:style-name="P63"><text:a xlink:type="simple" xlink:href="#__RefHeading__840_622418829">6.2.2. Domínio, Obrigatoriedade e Unicidade<text:tab/>26</text:a></text:p>
          <text:p text:style-name="P55"><text:soft-page-break/><text:a xlink:type="simple" xlink:href="#__RefHeading__842_622418829">Vii. projeto de interface gráfica<text:tab/>28</text:a></text:p>
          <text:p text:style-name="P62"><text:a xlink:type="simple" xlink:href="#__RefHeading__844_622418829">7.1 Hierarquia da Telas<text:tab/>28</text:a></text:p>
          <text:p text:style-name="P62"><text:a xlink:type="simple" xlink:href="#__RefHeading__846_622418829">7.2 Mapa de Navegação<text:tab/>28</text:a></text:p>
          <text:p text:style-name="P62"><text:a xlink:type="simple" xlink:href="#__RefHeading__848_622418829">7.3 Padronização de Botões, Ícones e Atalhos<text:tab/>28</text:a></text:p>
          <text:p text:style-name="P62"><text:a xlink:type="simple" xlink:href="#__RefHeading__850_622418829">7.4 Layout das Telas e Relatórios<text:tab/>29</text:a></text:p>
          <text:p text:style-name="P55"><text:a xlink:type="simple" xlink:href="#__RefHeading__852_622418829">Viii. Projeto de implantação<text:tab/>30</text:a></text:p>
          <text:p text:style-name="P62"><text:a xlink:type="simple" xlink:href="#__RefHeading__854_622418829">8.1 Procedimentos de Implantação<text:tab/>30</text:a></text:p>
          <text:p text:style-name="P62"><text:a xlink:type="simple" xlink:href="#__RefHeading__856_622418829">8.2 Ambiente Operacional<text:tab/>30</text:a></text:p>
          <text:p text:style-name="P62"><text:a xlink:type="simple" xlink:href="#__RefHeading__858_622418829">8.3 Estratégia de Implantação<text:tab/>31</text:a></text:p>
          <text:p text:style-name="P55"><text:a xlink:type="simple" xlink:href="#__RefHeading__860_622418829">IX. manual do usuário<text:tab/>32</text:a></text:p>
          <text:p text:style-name="P55"><text:a xlink:type="simple" xlink:href="#__RefHeading__862_622418829">X. CONCLUSÕES E TRABALHOS FUTUROS<text:tab/>33</text:a></text:p>
          <text:p text:style-name="P55"><text:a xlink:type="simple" xlink:href="#__RefHeading__864_622418829">REFERÊNCIAS BIBLIOGRÁFICAS<text:tab/>34</text:a></text:p>
          <text:p text:style-name="P55"><text:a xlink:type="simple" xlink:href="#__RefHeading__866_622418829">ANEXOS<text:tab/>35</text:a></text:p>
        </text:index-body>
      </text:table-of-content>
      <text:p text:style-name="P5"><text:a xlink:type="simple" xlink:href="#_Toc300303931"/></text:p>
      <text:p text:style-name="P57"/>
      <text:p text:style-name="P58"><text:span text:style-name="T12">Capítulo 1</text:span></text:p>
      <text:h text:style-name="P42" text:outline-level="1"><text:bookmark text:name="__RefHeading__784_622418829"/><text:bookmark-start text:name="_Toc300303931"/><text:span text:style-name="T5">I. introdução</text:span><text:bookmark-end text:name="__RefHeading__784_622418829"/><text:bookmark-end text:name="_Toc300303931"/></text:h>
      <text:p text:style-name="P34">Comece aqui sua introdução.</text:p>
      <text:p text:style-name="P34">A parte inicial da Introdução deverá conter o título do projeto, nome e matrícula de cada componente do grupo, nome do orientador e área de concentração. Esta exposição deve ser apresentada em formato dissertativo.</text:p>
      <text:h text:style-name="P37" text:outline-level="2"><text:bookmark text:name="__RefHeading__786_622418829"/><text:bookmark-start text:name="_Toc300303932"/><text:span text:style-name="T16">1.1 Descrição do Tema</text:span><text:bookmark-end text:name="__RefHeading__786_622418829"/><text:bookmark-end text:name="_Toc300303932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7" text:outline-level="2"><text:bookmark text:name="__RefHeading__788_622418829"/><text:bookmark-start text:name="_Toc300303933"/><text:span text:style-name="T16">1.2 Justificativas</text:span><text:bookmark-end text:name="__RefHeading__788_622418829"/><text:bookmark-end text:name="_Toc300303933"/></text:h>
      <text:p text:style-name="P34">Texto.</text:p>
      <text:p text:style-name="P34">Texto.</text:p>
      <text:p text:style-name="P34">Texto.</text:p>
      <text:p text:style-name="P34">Texto. </text:p>
      <text:p text:style-name="P34"><text:soft-page-break/>Texto.</text:p>
      <text:p text:style-name="P34">Texto.</text:p>
      <text:h text:style-name="P37" text:outline-level="2"><text:bookmark text:name="__RefHeading__790_622418829"/><text:bookmark-start text:name="_Toc300303934"/><text:span text:style-name="T16">1.3 Objetivos Gerais do Projeto</text:span><text:bookmark-end text:name="__RefHeading__790_622418829"/><text:bookmark-end text:name="_Toc300303934"/></text:h>
      <text:p text:style-name="P34">Texto.</text:p>
      <text:p text:style-name="P34">Texto.</text:p>
      <text:p text:style-name="P34">Texto.</text:p>
      <text:p text:style-name="P34">Texto.</text:p>
      <text:h text:style-name="P37" text:outline-level="2"><text:bookmark text:name="__RefHeading__792_622418829"/><text:bookmark-start text:name="_Toc300303935"/><text:span text:style-name="T16">1.4 Análise do Ambiente Organizacional</text:span><text:bookmark-end text:name="__RefHeading__792_622418829"/><text:bookmark-end text:name="_Toc300303935"/></text:h>
      <text:p text:style-name="P34">Identificação da empresa, relacionando a sua razão social, endereço e pessoas responsáveis pelo fornecimento das informações com os respectivos cargos na empresa, ou outras informações de representação.</text:p>
      <text:p text:style-name="P34">Definição do ramo de atividade, apresentando objetivos empresariais, análise do negócio, mercado, fatores críticos de sucesso.</text:p>
      <text:p text:style-name="P34">Organograma da empresa indicando as principais áreas envolvidas com o desenvolvimento e funções organizacionais atingidas pelo projeto.</text:p>
      <text:p text:style-name="P34">Plataforma tecnológica necessária para o desenvolvimento e implantação do sistema identificando os recursos tecnológicos já existentes.</text:p>
      <text:h text:style-name="P37" text:outline-level="2"><text:bookmark text:name="__RefHeading__794_622418829"/><text:bookmark-start text:name="_Toc300303936"/><text:span text:style-name="T16">1.5 Levantamento do Sistema</text:span><text:bookmark-end text:name="__RefHeading__794_622418829"/><text:bookmark-end text:name="_Toc300303936"/></text:h>
      <text:h text:style-name="P49" text:outline-level="3"><text:bookmark text:name="__RefHeading__796_622418829"/><text:bookmark-start text:name="_Toc300303937"/><text:span text:style-name="T17">1.5.1. Descrição do Mini-Mundo do Sistema</text:span><text:bookmark-end text:name="__RefHeading__796_622418829"/><text:bookmark-end text:name="_Toc300303937"/></text:h>
      <text:p text:style-name="P34">Texto.</text:p>
      <text:p text:style-name="P34"><text:soft-page-break/>Texto.</text:p>
      <text:p text:style-name="P34">Texto.</text:p>
      <text:p text:style-name="P34">Texto.</text:p>
      <text:h text:style-name="P51" text:outline-level="3"><text:bookmark text:name="__RefHeading__798_622418829"/><text:bookmark-start text:name="_Toc300303938"/><text:span text:style-name="T17">1.5.2. Processos de Negócio da Empresa</text:span><text:bookmark-end text:name="__RefHeading__798_622418829"/><text:bookmark-end text:name="_Toc300303938"/></text:h>
      <text:p text:style-name="P34">Texto.</text:p>
      <text:p text:style-name="P34">Texto.</text:p>
      <text:p text:style-name="P34">Texto.</text:p>
      <text:p text:style-name="P34">Texto.</text:p>
      <text:h text:style-name="P50" text:outline-level="3"><text:bookmark text:name="__RefHeading__800_622418829"/><text:bookmark-start text:name="_Toc300303939"/><text:span text:style-name="T17">1.5.3. Requisitos do Sistema</text:span><text:bookmark-end text:name="__RefHeading__800_622418829"/><text:bookmark-end text:name="_Toc300303939"/></text:h>
      <text:h text:style-name="P52" text:outline-level="3"><text:bookmark text:name="__RefHeading__802_622418829"/><text:bookmark-start text:name="_Toc300303940"/><text:span text:style-name="T11">1.5.3.1. Requisitos Funcionais</text:span><text:bookmark-end text:name="__RefHeading__802_622418829"/><text:bookmark-end text:name="_Toc300303940"/></text:h>
      <text:p text:style-name="P34">Texto.</text:p>
      <text:p text:style-name="P34">Texto.</text:p>
      <text:p text:style-name="P34">Texto.</text:p>
      <text:p text:style-name="P34">Texto.</text:p>
      <text:h text:style-name="P53" text:outline-level="3"><text:bookmark text:name="__RefHeading__804_622418829"/><text:bookmark-start text:name="_Toc300303941"/><text:span text:style-name="T11">1.5.3.2. Requisitos Não-Funcionais</text:span><text:bookmark-end text:name="__RefHeading__804_622418829"/><text:bookmark-end text:name="_Toc300303941"/></text:h>
      <text:p text:style-name="P34">Texto.</text:p>
      <text:p text:style-name="P34">Texto.</text:p>
      <text:p text:style-name="P34">Texto.</text:p>
      <text:p text:style-name="P34">Texto.</text:p>
      <text:h text:style-name="P51" text:outline-level="3"><text:bookmark text:name="__RefHeading__806_622418829"/><text:bookmark-start text:name="_Toc300303942"/><text:soft-page-break/><text:span text:style-name="T17">1.5.4. Descrições das Regras de Negócio</text:span><text:bookmark-end text:name="__RefHeading__806_622418829"/><text:bookmark-end text:name="_Toc300303942"/></text:h>
      <text:p text:style-name="P34">Texto.</text:p>
      <text:p text:style-name="P34">Texto.</text:p>
      <text:p text:style-name="P34">Texto.</text:p>
      <text:p text:style-name="P34">Texto.</text:p>
      <text:h text:style-name="P38" text:outline-level="2"><text:bookmark text:name="__RefHeading__808_622418829"/><text:bookmark-start text:name="_Toc300303943"/><text:span text:style-name="T16">1.6. Metodologia de Desenvolvimento</text:span><text:bookmark-end text:name="__RefHeading__808_622418829"/><text:bookmark-end text:name="_Toc300303943"/></text:h>
      <text:p text:style-name="P34">Relacionando as técnicas utilizadas para a fase de levantamento e as pessoas nele envolvidas, (caso sejam utilizados questionários o mesmo deverá vir como anexo no projeto), a definição dos recursos tecnológicos utilizados para a modelagem, sendo obrigatório o uso da metodologia de desenvolvimento UML, ambiente de banco de dados e linguagem de programação utilizada para o desenvolvimento.</text:p>
      <text:h text:style-name="P38" text:outline-level="2"><text:bookmark text:name="__RefHeading__810_622418829"/><text:bookmark-start text:name="_Toc300303944"/><text:span text:style-name="T16">1.7. Cronograma de Confecção</text:span><text:bookmark-end text:name="__RefHeading__810_622418829"/><text:bookmark-end text:name="_Toc300303944"/></text:h>
      <text:p text:style-name="P34">Planejar o tempo de duração de cada tarefa que será desenvolvida distribuin-do-a ao longo dos meses no prazo estimado. Este cronograma deverá obedecer ao definido para a disciplina preenchendo as datas corretas sendo utilizado pelo orientador para acompanhamento e avaliação do andamento do projeto.</text:p>
      <text:h text:style-name="P38" text:outline-level="2"><text:bookmark text:name="__RefHeading__812_622418829"/><text:bookmark-start text:name="_Toc300303945"/><text:span text:style-name="T16">1.8. Orçamento do Trabalho</text:span><text:bookmark-end text:name="__RefHeading__812_622418829"/><text:bookmark-end text:name="_Toc300303945"/></text:h>
      <text:p text:style-name="P34">Considerar os custos dos recursos envolvidos x cronograma de desenvol-vimento e calcular quanto custará para a empresa o desenvolvimento do projeto. Estimar os custos de desenvolvimento, implantação, recursos materiais e de infra-estrutura, se houver.</text:p>
      <text:p text:style-name="P34"/>
      <text:p text:style-name="P34"><text:soft-page-break/></text:p>
      <text:p text:style-name="P34"/>
      <text:p text:style-name="P34"/>
      <text:p text:style-name="P34"/>
      <text:p text:style-name="P4"/>
      <text:p text:style-name="P59"/>
      <text:p text:style-name="P58"><text:span text:style-name="T12">Capítulo 2</text:span></text:p>
      <text:h text:style-name="P45" text:outline-level="1"><text:bookmark text:name="__RefHeading__814_622418829"/><text:bookmark-start text:name="_Toc300303946"/><text:span text:style-name="T5">ii. Modelos de casos de Uso</text:span><text:bookmark-end text:name="__RefHeading__814_622418829"/><text:bookmark-end text:name="_Toc300303946"/></text:h>
      <text:p text:style-name="P34">Comece aqui seu capítulo. </text:p>
      <text:p text:style-name="P34">Deverá conter o Sumário, Ator Primário, Ator Secundário (se houver), Précondição, Fluxos Principal, Alternativo e de Exceção, Pós-condição, Regra de negócio e Requisitos contemplados. Deverá ser descrito, pelo menos, um caso de uso de manutenção de dados, um caso de uso de relatório gerencial e todos os casos de usos transacionais. A escolha destes casos de usos deverá ser feita com o aceito do orientador.</text:p>
      <text:p text:style-name="P34"/>
      <text:h text:style-name="P39" text:outline-level="2"><text:bookmark text:name="__RefHeading__816_622418829"/><text:bookmark-start text:name="_Toc300303947"/><text:span text:style-name="T16">2.1 Diagramas de Caso de Uso</text:span><text:bookmark-end text:name="__RefHeading__816_622418829"/><text:bookmark-end text:name="_Toc300303947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h text:style-name="P39" text:outline-level="2"><text:bookmark text:name="__RefHeading__818_622418829"/><text:bookmark-start text:name="_Toc300303948"/><text:span text:style-name="T16">2.2 Descrições Textuais dos Atores</text:span><text:bookmark-end text:name="__RefHeading__818_622418829"/><text:bookmark-end text:name="_Toc300303948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20_622418829"/><text:bookmark-start text:name="_Toc300303949"/><text:span text:style-name="T16">2.3 Descrições Textuais dos Casos de Uso</text:span><text:bookmark-end text:name="__RefHeading__820_622418829"/><text:bookmark-end text:name="_Toc30030394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4"/>
      <text:p text:style-name="P60"/>
      <text:p text:style-name="P61"><text:span text:style-name="T12">Capítulo 3</text:span></text:p>
      <text:h text:style-name="P45" text:outline-level="1"><text:bookmark text:name="__RefHeading__822_622418829"/><text:bookmark-start text:name="_Toc300303950"/><text:span text:style-name="T5">iii. Modelos de classes</text:span><text:bookmark-end text:name="__RefHeading__822_622418829"/><text:bookmark-end text:name="_Toc300303950"/></text:h>
      <text:p text:style-name="P34">Comece aqui seu capítulo. 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24_622418829"/><text:bookmark-start text:name="_Toc300303951"/><text:span text:style-name="T16">3.1 Diagramas de Classes</text:span><text:bookmark-end text:name="__RefHeading__824_622418829"/><text:bookmark-end text:name="_Toc300303951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26_622418829"/><text:bookmark-start text:name="_Toc300303952"/><text:span text:style-name="T16">3.2 Dicionários de Classes</text:span><text:bookmark-end text:name="__RefHeading__826_622418829"/><text:bookmark-end text:name="_Toc300303952"/></text:h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/>
      <text:p text:style-name="P60"/>
      <text:p text:style-name="P61"><text:span text:style-name="T12">Capítulo 4</text:span></text:p>
      <text:h text:style-name="P45" text:outline-level="1"><text:bookmark text:name="__RefHeading__828_622418829"/><text:bookmark-start text:name="_Toc300303953"/><text:span text:style-name="T5">iv. Modelos de interações</text:span><text:bookmark-end text:name="__RefHeading__828_622418829"/><text:bookmark-end text:name="_Toc300303953"/></text:h>
      <text:p text:style-name="P34">Elaborar os diagramas de sequência dos módulos cujos casos de uso foram descritos no proje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/>
      <text:p text:style-name="P60"/>
      <text:p text:style-name="P61"><text:span text:style-name="T12">Capítulo 5</text:span></text:p>
      <text:h text:style-name="P45" text:outline-level="1"><text:bookmark text:name="__RefHeading__830_622418829"/><text:bookmark-start text:name="_Toc300303954"/><text:span text:style-name="T5">v. modelos de transição de estados</text:span><text:bookmark-end text:name="__RefHeading__830_622418829"/><text:bookmark-end text:name="_Toc300303954"/></text:h>
      <text:p text:style-name="P34">Comece aqui seu capítulo. </text:p>
      <text:p text:style-name="P34">Construir um Diagrama de Transição de Estado para cada classe relevante. Descrever textualmente o significado de cada estado presente em um DTE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/>
      <text:p text:style-name="P60"/>
      <text:p text:style-name="P61"><text:span text:style-name="T12">Capítulo 6</text:span></text:p>
      <text:h text:style-name="P45" text:outline-level="1"><text:bookmark text:name="__RefHeading__832_622418829"/><text:bookmark-start text:name="_Toc300303955"/><text:span text:style-name="T5">Vi. projeto de banco de dados</text:span><text:bookmark-end text:name="__RefHeading__832_622418829"/><text:bookmark-end text:name="_Toc300303955"/></text:h>
      <text:h text:style-name="P40" text:outline-level="2"><text:bookmark text:name="__RefHeading__834_622418829"/><text:bookmark-start text:name="_Toc300303956"/><text:span text:style-name="T16">6.1. Projeto Lógico de Banco de Dados</text:span><text:bookmark-end text:name="__RefHeading__834_622418829"/><text:bookmark-end text:name="_Toc300303956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6" text:outline-level="2"><text:bookmark text:name="__RefHeading__836_622418829"/><text:bookmark-start text:name="_Toc300303957"/><text:span text:style-name="T16">6.2. Projeto Físico de Banco de Dados</text:span><text:bookmark-end text:name="__RefHeading__836_622418829"/><text:bookmark-end text:name="_Toc300303957"/></text:h>
      <text:p text:style-name="P34">Texto.</text:p>
      <text:p text:style-name="P34">Texto.</text:p>
      <text:p text:style-name="P34">Texto.</text:p>
      <text:p text:style-name="P34">Texto.</text:p>
      <text:h text:style-name="P48" text:outline-level="3"><text:bookmark text:name="__RefHeading__838_622418829"/><text:bookmark-start text:name="_Toc300303958"/><text:span text:style-name="T17">6.2.1. Tipificação dos Atributos</text:span><text:bookmark-end text:name="__RefHeading__838_622418829"/><text:bookmark-end text:name="_Toc300303958"/></text:h>
      <text:p text:style-name="P34">Texto.</text:p>
      <text:p text:style-name="P34">Texto.</text:p>
      <text:p text:style-name="P34">Texto.</text:p>
      <text:p text:style-name="P34">Texto.</text:p>
      <text:h text:style-name="P48" text:outline-level="3"><text:bookmark text:name="__RefHeading__840_622418829"/><text:bookmark-start text:name="_Toc300303959"/><text:soft-page-break/><text:span text:style-name="T17">6.2.2. Domínio, Obrigatoriedade e Unicidade</text:span><text:bookmark-end text:name="__RefHeading__840_622418829"/><text:bookmark-end text:name="_Toc30030395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/>
      <text:p text:style-name="P60"/>
      <text:p text:style-name="P61"><text:span text:style-name="T12">Capítulo 7</text:span></text:p>
      <text:h text:style-name="P45" text:outline-level="1"><text:bookmark text:name="__RefHeading__842_622418829"/><text:bookmark-start text:name="_Toc300303960"/><text:span text:style-name="T5">Vii. projeto de interface gráfica</text:span><text:bookmark-end text:name="__RefHeading__842_622418829"/><text:bookmark-end text:name="_Toc300303960"/></text:h>
      <text:h text:style-name="P41" text:outline-level="2"><text:bookmark text:name="__RefHeading__844_622418829"/><text:bookmark-start text:name="_Toc300303961"/><text:span text:style-name="T16">7.1 Hierarquia da Telas</text:span><text:bookmark-end text:name="__RefHeading__844_622418829"/><text:bookmark-end text:name="_Toc300303961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46_622418829"/><text:bookmark-start text:name="_Toc300303962"/><text:span text:style-name="T16">7.2 Mapa de Navegação</text:span><text:bookmark-end text:name="__RefHeading__846_622418829"/><text:bookmark-end text:name="_Toc300303962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48_622418829"/><text:bookmark-start text:name="_Toc300303963"/><text:span text:style-name="T16">7.3 Padronização de Botões, Ícones e Atalhos</text:span><text:bookmark-end text:name="__RefHeading__848_622418829"/><text:bookmark-end text:name="_Toc300303963"/></text:h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50_622418829"/><text:bookmark-start text:name="_Toc300303964"/><text:span text:style-name="T16">7.4 Layout das Telas e Relatórios</text:span><text:bookmark-end text:name="__RefHeading__850_622418829"/><text:bookmark-end text:name="_Toc300303964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4"/>
      <text:p text:style-name="P60"/>
      <text:p text:style-name="P61"><text:span text:style-name="T12">Capítulo 8</text:span></text:p>
      <text:h text:style-name="P43" text:outline-level="1"><text:bookmark text:name="__RefHeading__852_622418829"/><text:bookmark-start text:name="_Toc300303965"/><text:span text:style-name="T5">Viii. Projeto de implantação</text:span><text:bookmark-end text:name="__RefHeading__852_622418829"/><text:bookmark-end text:name="_Toc300303965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54_622418829"/><text:bookmark-start text:name="_Toc300303966"/><text:span text:style-name="T16">8.1 Procedimentos de Implantação</text:span><text:bookmark-end text:name="__RefHeading__854_622418829"/><text:bookmark-end text:name="_Toc300303966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56_622418829"/><text:bookmark-start text:name="_Toc300303967"/><text:span text:style-name="T16">8.2 Ambiente Operacional</text:span><text:bookmark-end text:name="__RefHeading__856_622418829"/><text:bookmark-end text:name="_Toc300303967"/></text:h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h text:style-name="P39" text:outline-level="2"><text:bookmark text:name="__RefHeading__858_622418829"/><text:bookmark-start text:name="_Toc300303968"/><text:span text:style-name="T16">8.3 Estratégia de Implantação</text:span><text:bookmark-end text:name="__RefHeading__858_622418829"/><text:bookmark-end text:name="_Toc300303968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><text:s/></text:p>
      <text:p text:style-name="P34"/>
      <text:p text:style-name="P34"/>
      <text:p text:style-name="P4"/>
      <text:p text:style-name="P60"/>
      <text:p text:style-name="P61"><text:span text:style-name="T12">Capítulo 9</text:span></text:p>
      <text:h text:style-name="P45" text:outline-level="1"><text:bookmark text:name="__RefHeading__860_622418829"/><text:bookmark-start text:name="_Toc300303969"/><text:span text:style-name="T5">IX. manual do usuário</text:span><text:bookmark-end text:name="__RefHeading__860_622418829"/><text:bookmark-end text:name="_Toc30030396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4"/>
      <text:p text:style-name="P59"/>
      <text:p text:style-name="P58"><text:span text:style-name="T12">Capítulo 10</text:span></text:p>
      <text:h text:style-name="P44" text:outline-level="1"><text:bookmark text:name="__RefHeading__862_622418829"/><text:bookmark-start text:name="_Toc300303970"/><text:span text:style-name="T5">X. </text:span><text:span text:style-name="T13">CONCLUSÕES E TRABALHOS FUTUROS</text:span><text:bookmark-end text:name="__RefHeading__862_622418829"/><text:bookmark-end text:name="_Toc300303970"/></text:h>
      <text:p text:style-name="P34">Parte final do texto, na qual se apresentam as conclusões correspondentes aos objetivos. Neste capítulo, podem ser descritas também as dificuldades técnicas encontradas durante o desenvolvimento do trabalho, assim como melhoramentos que podem ser feitos no mesm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5"/>
      <text:p text:style-name="P2"/>
      <text:p text:style-name="P18"/>
      <text:h text:style-name="P46" text:outline-level="1"><text:bookmark text:name="__RefHeading__864_622418829"/><text:bookmark-start text:name="_Toc300303971"/><text:span text:style-name="T13">REFERÊNCIAS BIBLIOGRÁFICAS</text:span><text:bookmark-end text:name="__RefHeading__864_622418829"/><text:bookmark-end text:name="_Toc300303971"/></text:h>
      <text:p text:style-name="P2"/>
      <text:p text:style-name="P2"/>
      <text:p text:style-name="P2"/>
      <text:p text:style-name="P2"/>
      <text:p text:style-name="P2"/>
      <text:p text:style-name="P2"/>
      <text:p text:style-name="Standard"/>
      <text:h text:style-name="P47" text:outline-level="1"><text:bookmark text:name="__RefHeading__866_622418829"/><text:bookmark-start text:name="_Toc300303972"/><text:span text:style-name="T13">ANEXOS</text:span><text:bookmark-end text:name="__RefHeading__866_622418829"/><text:bookmark-end text:name="_Toc300303972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style:font-name="Bell MT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0" style:font-name="Bell MT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212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  <style:text-properties style:font-name="Calibri" fo:font-size="11pt" style:font-name-asian="Calibri1" style:font-size-asian="11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style:font-size-asian="11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Bell MT" fo:font-size="14pt" fo:font-weight="bold" style:font-size-asian="14pt" style:font-weight-asian="bold" style:font-name-complex="Times New Roman1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Bell MT" fo:font-size="13pt" fo:font-weight="bold" style:font-size-asian="13pt" style:font-weight-asian="bold" style:font-name-complex="Times New Roman1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Times New Roman1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1"/>
    </style:style>
    <style:style style:name="Footer_20_Char" style:display-name="Footer Char" style:family="text" style:parent-style-name="Default_20_Paragraph_20_Font">
      <style:text-properties style:font-name-complex="Times New Roman1"/>
    </style:style>
    <style:style style:name="Placeholder_20_Text" style:display-name="Placeholder Text" style:family="text" style:parent-style-name="Default_20_Paragraph_20_Font">
      <style:text-properties fo:color="#808080" style:font-name-complex="Times New Roman1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pt" style:country-asian="BR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style:font-name="Times New Roman" style:font-name-complex="Times New Roman1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/>
    </style:style>
    <style:style style:name="Body_20_Text_20_2_20_Char" style:display-name="Body Text 2 Char" style:family="text" style:parent-style-name="Default_20_Paragraph_20_Font">
      <style:text-properties style:font-name="Calibri" fo:font-size="11pt" style:font-name-asian="Times New Roman1" style:font-size-asian="11pt" style:language-asian="en" style:country-asian="US" style:font-name-complex="Times New Roman1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style:font-name-complex="Times New Roman1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pcapes" style:family="text" style:parent-style-name="Default_20_Paragraph_20_Font">
      <style:text-properties style:font-name-complex="Times New Roman1"/>
    </style:style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3">
      <style:footer>
        <text:p text:style-name="MP1"/>
      </style:footer>
    </style:master-page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CULDADES INTEGRADAS SIMONSEN</dc:title>
    <meta:initial-creator>Rodrigo NE</meta:initial-creator>
    <dc:creator>Carlos Adean</dc:creator>
    <meta:editing-cycles>2</meta:editing-cycles>
    <meta:print-date>2011-08-26T21:10:00</meta:print-date>
    <meta:creation-date>2011-08-26T21:11:00</meta:creation-date>
    <dc:date>2011-10-28T21:13:41</dc:date>
    <meta:editing-duration>PT4S</meta:editing-duration>
    <meta:generator>BrOffice/3.3$Unix LibreOffice_project/330m19$Build-401</meta:generator>
    <meta:document-statistic meta:table-count="0" meta:image-count="0" meta:object-count="0" meta:page-count="35" meta:paragraph-count="386" meta:word-count="1297" meta:character-count="8464"/>
    <meta:user-defined meta:name="AppVersion">12.0000</meta:user-defined>
    <meta:user-defined meta:name="Company">Neve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